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0c8"/>
    </style:style>
    <style:style style:name="P2" style:family="paragraph" style:parent-style-name="Standard">
      <style:text-properties officeooo:paragraph-rsid="001260c8"/>
    </style:style>
    <style:style style:name="P3" style:family="paragraph" style:parent-style-name="Standard">
      <style:text-properties officeooo:rsid="000b14d9" officeooo:paragraph-rsid="0014289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289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4289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4289d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NoBaselineConceptExist //Brad Frazier //PASS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D4” when the “Enter patientID” dialog pops up</text:p>
      <text:p text:style-name="P1"/>
      <text:p text:style-name="P1">The app should now display the message dialog:” Patient 1000D4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1:59.888171766</meta:creation-date>
    <dc:date>2020-11-18T12:07:21.759920630</dc:date>
    <meta:editing-duration>PT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4" meta:character-count="3670" meta:non-whitespace-character-count="3123"/>
  </office:meta>
</office:document-meta>
</file>